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1pt"/>
    </style:style>
    <style:style style:name="co2" style:family="table-column">
      <style:table-column-properties fo:break-before="auto" style:column-width="18.96pt"/>
    </style:style>
    <style:style style:name="co3" style:family="table-column">
      <style:table-column-properties fo:break-before="auto" style:column-width="32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71" calcext:value-type="float">
            <text:p>64.71</text:p>
          </table:table-cell>
          <table:table-cell table:formula="of:=RAND()" office:value-type="float" office:value="0.879673512007694" calcext:value-type="float">
            <text:p>0.879673512007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.94" calcext:value-type="float">
            <text:p>52.94</text:p>
          </table:table-cell>
          <table:table-cell table:formula="of:=RAND()" office:value-type="float" office:value="0.000732587553469398" calcext:value-type="float">
            <text:p>0.000732587553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table:formula="of:=RAND()" office:value-type="float" office:value="0.424229116591858" calcext:value-type="float">
            <text:p>0.4242291165918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604897883879969" calcext:value-type="float">
            <text:p>0.604897883879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64416750113697" calcext:value-type="float">
            <text:p>0.64416750113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7.78" calcext:value-type="float">
            <text:p>77.78</text:p>
          </table:table-cell>
          <table:table-cell table:formula="of:=RAND()" office:value-type="float" office:value="0.367311019764018" calcext:value-type="float">
            <text:p>0.36731101976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937912399154125" calcext:value-type="float">
            <text:p>0.937912399154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7.27" calcext:value-type="float">
            <text:p>77.27</text:p>
          </table:table-cell>
          <table:table-cell table:formula="of:=RAND()" office:value-type="float" office:value="0.113904877981768" calcext:value-type="float">
            <text:p>0.113904877981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0216360725943832" calcext:value-type="float">
            <text:p>0.021636072594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841823849448078" calcext:value-type="float">
            <text:p>0.841823849448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31" calcext:value-type="float">
            <text:p>92.31</text:p>
          </table:table-cell>
          <table:table-cell table:formula="of:=RAND()" office:value-type="float" office:value="0.958273549313203" calcext:value-type="float">
            <text:p>0.958273549313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905791162030335" calcext:value-type="float">
            <text:p>0.905791162030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0503152755018238" calcext:value-type="float">
            <text:p>0.050315275501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977078636542779" calcext:value-type="float">
            <text:p>0.977078636542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137905513248569" calcext:value-type="float">
            <text:p>0.137905513248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70598359640728" calcext:value-type="float">
            <text:p>0.70598359640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619783259812787" calcext:value-type="float">
            <text:p>0.619783259812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597135586246026" calcext:value-type="float">
            <text:p>0.597135586246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601026060835402" calcext:value-type="float">
            <text:p>0.601026060835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390096133379652" calcext:value-type="float">
            <text:p>0.390096133379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table:formula="of:=RAND()" office:value-type="float" office:value="0.698695750482764" calcext:value-type="float">
            <text:p>0.698695750482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RAND()" office:value-type="float" office:value="0.0277260188537088" calcext:value-type="float">
            <text:p>0.02772601885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847024434888954" calcext:value-type="float">
            <text:p>0.847024434888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88205625662713" calcext:value-type="float">
            <text:p>0.88205625662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RAND()" office:value-type="float" office:value="0.0368610174847105" calcext:value-type="float">
            <text:p>0.036861017484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29" calcext:value-type="float">
            <text:p>64.29</text:p>
          </table:table-cell>
          <table:table-cell table:formula="of:=RAND()" office:value-type="float" office:value="0.722540364825131" calcext:value-type="float">
            <text:p>0.722540364825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831059027305346" calcext:value-type="float">
            <text:p>0.831059027305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0321064115735104" calcext:value-type="float">
            <text:p>0.032106411573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341549113733993" calcext:value-type="float">
            <text:p>0.341549113733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900085570596009" calcext:value-type="float">
            <text:p>0.900085570596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24067839590875" calcext:value-type="float">
            <text:p>0.24067839590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3.68" calcext:value-type="float">
            <text:p>73.68</text:p>
          </table:table-cell>
          <table:table-cell table:formula="of:=RAND()" office:value-type="float" office:value="0.159180907123551" calcext:value-type="float">
            <text:p>0.159180907123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733259304572978" calcext:value-type="float">
            <text:p>0.733259304572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304440818229404" calcext:value-type="float">
            <text:p>0.304440818229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RAND()" office:value-type="float" office:value="0.505603826190908" calcext:value-type="float">
            <text:p>0.505603826190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321554421224377" calcext:value-type="float">
            <text:p>0.321554421224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891058329032365" calcext:value-type="float">
            <text:p>0.891058329032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table:formula="of:=RAND()" office:value-type="float" office:value="0.532240525889664" calcext:value-type="float">
            <text:p>0.532240525889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AND()" office:value-type="float" office:value="0.758978426288695" calcext:value-type="float">
            <text:p>0.758978426288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314430807712081" calcext:value-type="float">
            <text:p>0.314430807712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25" calcext:value-type="float">
            <text:p>31.25</text:p>
          </table:table-cell>
          <table:table-cell table:formula="of:=RAND()" office:value-type="float" office:value="0.349096046126491" calcext:value-type="float">
            <text:p>0.3490960461264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table:formula="of:=RAND()" office:value-type="float" office:value="0.553611734321986" calcext:value-type="float">
            <text:p>0.553611734321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table:formula="of:=RAND()" office:value-type="float" office:value="0.143169037246572" calcext:value-type="float">
            <text:p>0.143169037246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77278393657318" calcext:value-type="float">
            <text:p>0.477278393657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21551896122176" calcext:value-type="float">
            <text:p>0.21551896122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43293505511343" calcext:value-type="float">
            <text:p>0.843293505511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529972958674957" calcext:value-type="float">
            <text:p>0.529972958674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75" calcext:value-type="float">
            <text:p>68.75</text:p>
          </table:table-cell>
          <table:table-cell table:formula="of:=RAND()" office:value-type="float" office:value="0.827694683011674" calcext:value-type="float">
            <text:p>0.827694683011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506842635723924" calcext:value-type="float">
            <text:p>0.5068426357239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790202266325934" calcext:value-type="float">
            <text:p>0.790202266325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0.91" calcext:value-type="float">
            <text:p>90.91</text:p>
          </table:table-cell>
          <table:table-cell table:formula="of:=RAND()" office:value-type="float" office:value="0.0530963405158319" calcext:value-type="float">
            <text:p>0.053096340515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638327991754861" calcext:value-type="float">
            <text:p>0.638327991754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17038101485003" calcext:value-type="float">
            <text:p>0.417038101485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186043163016167" calcext:value-type="float">
            <text:p>0.186043163016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93798648137824" calcext:value-type="float">
            <text:p>0.93798648137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0611881890705383" calcext:value-type="float">
            <text:p>0.061188189070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973620199972328" calcext:value-type="float">
            <text:p>0.973620199972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8.33" calcext:value-type="float">
            <text:p>58.33</text:p>
          </table:table-cell>
          <table:table-cell table:formula="of:=RAND()" office:value-type="float" office:value="0.18517594499917" calcext:value-type="float">
            <text:p>0.18517594499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316988565929503" calcext:value-type="float">
            <text:p>0.316988565929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554893095446962" calcext:value-type="float">
            <text:p>0.554893095446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245635238313383" calcext:value-type="float">
            <text:p>0.245635238313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970385050747067" calcext:value-type="float">
            <text:p>0.970385050747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501850007291405" calcext:value-type="float">
            <text:p>0.501850007291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8682187128128" calcext:value-type="float">
            <text:p>0.18682187128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274919412740737" calcext:value-type="float">
            <text:p>0.274919412740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60210635861357" calcext:value-type="float">
            <text:p>0.60210635861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25" calcext:value-type="float">
            <text:p>31.25</text:p>
          </table:table-cell>
          <table:table-cell table:formula="of:=RAND()" office:value-type="float" office:value="0.506067947839987" calcext:value-type="float">
            <text:p>0.5060679478399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378138890555936" calcext:value-type="float">
            <text:p>0.378138890555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587656855859846" calcext:value-type="float">
            <text:p>0.587656855859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47" calcext:value-type="float">
            <text:p>89.47</text:p>
          </table:table-cell>
          <table:table-cell table:formula="of:=RAND()" office:value-type="float" office:value="0.95938161173546" calcext:value-type="float">
            <text:p>0.95938161173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8628180222698" calcext:value-type="float">
            <text:p>0.5862818022269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720127960721112" calcext:value-type="float">
            <text:p>0.720127960721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606108138142796" calcext:value-type="float">
            <text:p>0.606108138142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formula="of:=RAND()" office:value-type="float" office:value="0.89175624364521" calcext:value-type="float">
            <text:p>0.89175624364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624148086797374" calcext:value-type="float">
            <text:p>0.624148086797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48997432020126" calcext:value-type="float">
            <text:p>0.448997432020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911894061882528" calcext:value-type="float">
            <text:p>0.911894061882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1.67" calcext:value-type="float">
            <text:p>91.67</text:p>
          </table:table-cell>
          <table:table-cell table:formula="of:=RAND()" office:value-type="float" office:value="0.342786406937105" calcext:value-type="float">
            <text:p>0.342786406937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413558511784852" calcext:value-type="float">
            <text:p>0.413558511784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474874099809367" calcext:value-type="float">
            <text:p>0.474874099809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610304258848848" calcext:value-type="float">
            <text:p>0.610304258848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43" calcext:value-type="float">
            <text:p>71.43</text:p>
          </table:table-cell>
          <table:table-cell table:formula="of:=RAND()" office:value-type="float" office:value="0.194013931313265" calcext:value-type="float">
            <text:p>0.194013931313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table:formula="of:=RAND()" office:value-type="float" office:value="0.163458335156751" calcext:value-type="float">
            <text:p>0.163458335156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94" calcext:value-type="float">
            <text:p>52.94</text:p>
          </table:table-cell>
          <table:table-cell table:formula="of:=RAND()" office:value-type="float" office:value="0.864504775969984" calcext:value-type="float">
            <text:p>0.864504775969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00513661801870941" calcext:value-type="float">
            <text:p>0.005136618018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table:formula="of:=RAND()" office:value-type="float" office:value="0.0349480785556087" calcext:value-type="float">
            <text:p>0.0349480785556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table:formula="of:=RAND()" office:value-type="float" office:value="0.865934559008297" calcext:value-type="float">
            <text:p>0.865934559008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682415366958058" calcext:value-type="float">
            <text:p>0.6824153669580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1.43" calcext:value-type="float">
            <text:p>71.43</text:p>
          </table:table-cell>
          <table:table-cell table:formula="of:=RAND()" office:value-type="float" office:value="0.333034714342647" calcext:value-type="float">
            <text:p>0.33303471434264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table:formula="of:=RAND()" office:value-type="float" office:value="0.29406187239492" calcext:value-type="float">
            <text:p>0.29406187239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188212826017908" calcext:value-type="float">
            <text:p>0.188212826017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87614762954546" calcext:value-type="float">
            <text:p>0.487614762954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330170229237541" calcext:value-type="float">
            <text:p>0.3301702292375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29285061140874" calcext:value-type="float">
            <text:p>0.292850611408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70607882861256" calcext:value-type="float">
            <text:p>0.470607882861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977808638065052" calcext:value-type="float">
            <text:p>0.9778086380650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62" calcext:value-type="float">
            <text:p>84.62</text:p>
          </table:table-cell>
          <table:table-cell table:formula="of:=RAND()" office:value-type="float" office:value="0.132240264200029" calcext:value-type="float">
            <text:p>0.132240264200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994453683550267" calcext:value-type="float">
            <text:p>0.994453683550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0373405960985713" calcext:value-type="float">
            <text:p>0.03734059609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11" calcext:value-type="float">
            <text:p>61.11</text:p>
          </table:table-cell>
          <table:table-cell table:formula="of:=RAND()" office:value-type="float" office:value="0.747189275310699" calcext:value-type="float">
            <text:p>0.747189275310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662940066946893" calcext:value-type="float">
            <text:p>0.662940066946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68591621958498" calcext:value-type="float">
            <text:p>0.68591621958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76151543347907" calcext:value-type="float">
            <text:p>0.176151543347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29" calcext:value-type="float">
            <text:p>64.29</text:p>
          </table:table-cell>
          <table:table-cell table:formula="of:=RAND()" office:value-type="float" office:value="0.660285394245637" calcext:value-type="float">
            <text:p>0.660285394245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372877596203212" calcext:value-type="float">
            <text:p>0.372877596203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686440852121689" calcext:value-type="float">
            <text:p>0.686440852121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79021718647022" calcext:value-type="float">
            <text:p>0.779021718647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4025924510162" calcext:value-type="float">
            <text:p>0.54025924510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table:formula="of:=RAND()" office:value-type="float" office:value="0.846569053202495" calcext:value-type="float">
            <text:p>0.84656905320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75625313817663" calcext:value-type="float">
            <text:p>0.75625313817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505525332873644" calcext:value-type="float">
            <text:p>0.505525332873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RAND()" office:value-type="float" office:value="0.759995749782097" calcext:value-type="float">
            <text:p>0.759995749782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84870473823519" calcext:value-type="float">
            <text:p>0.584870473823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84334041996446" calcext:value-type="float">
            <text:p>0.84334041996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157253601484826" calcext:value-type="float">
            <text:p>0.157253601484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697870939981372" calcext:value-type="float">
            <text:p>0.697870939981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AND()" office:value-type="float" office:value="0.301875380361124" calcext:value-type="float">
            <text:p>0.30187538036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47" calcext:value-type="float">
            <text:p>89.47</text:p>
          </table:table-cell>
          <table:table-cell table:formula="of:=RAND()" office:value-type="float" office:value="0.629420762209384" calcext:value-type="float">
            <text:p>0.629420762209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0.48" calcext:value-type="float">
            <text:p>90.48</text:p>
          </table:table-cell>
          <table:table-cell table:formula="of:=RAND()" office:value-type="float" office:value="0.137221947754638" calcext:value-type="float">
            <text:p>0.137221947754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772282431737917" calcext:value-type="float">
            <text:p>0.772282431737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RAND()" office:value-type="float" office:value="0.678451957521212" calcext:value-type="float">
            <text:p>0.678451957521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67" calcext:value-type="float">
            <text:p>91.67</text:p>
          </table:table-cell>
          <table:table-cell table:formula="of:=RAND()" office:value-type="float" office:value="0.36883308891609" calcext:value-type="float">
            <text:p>0.36883308891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28706212973308" calcext:value-type="float">
            <text:p>0.28706212973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2.86" calcext:value-type="float">
            <text:p>92.86</text:p>
          </table:table-cell>
          <table:table-cell table:formula="of:=RAND()" office:value-type="float" office:value="0.227345408299528" calcext:value-type="float">
            <text:p>0.227345408299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630019816770685" calcext:value-type="float">
            <text:p>0.6300198167706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142513862638792" calcext:value-type="float">
            <text:p>0.142513862638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9.47" calcext:value-type="float">
            <text:p>89.47</text:p>
          </table:table-cell>
          <table:table-cell table:formula="of:=RAND()" office:value-type="float" office:value="0.445477415347839" calcext:value-type="float">
            <text:p>0.4454774153478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757559942593284" calcext:value-type="float">
            <text:p>0.757559942593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868191920398852" calcext:value-type="float">
            <text:p>0.868191920398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250002177439957" calcext:value-type="float">
            <text:p>0.250002177439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231083679033367" calcext:value-type="float">
            <text:p>0.231083679033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611615301435256" calcext:value-type="float">
            <text:p>0.611615301435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785809441121844" calcext:value-type="float">
            <text:p>0.785809441121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AND()" office:value-type="float" office:value="0.716867981841092" calcext:value-type="float">
            <text:p>0.716867981841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48165200614112" calcext:value-type="float">
            <text:p>0.848165200614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980751451860484" calcext:value-type="float">
            <text:p>0.980751451860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505599431514192" calcext:value-type="float">
            <text:p>0.505599431514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535297544875987" calcext:value-type="float">
            <text:p>0.535297544875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1.11" calcext:value-type="float">
            <text:p>61.11</text:p>
          </table:table-cell>
          <table:table-cell table:formula="of:=RAND()" office:value-type="float" office:value="0.533058553959897" calcext:value-type="float">
            <text:p>0.533058553959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.42" calcext:value-type="float">
            <text:p>68.42</text:p>
          </table:table-cell>
          <table:table-cell table:formula="of:=RAND()" office:value-type="float" office:value="0.369059985818765" calcext:value-type="float">
            <text:p>0.3690599858187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807231273579529" calcext:value-type="float">
            <text:p>0.807231273579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2.22" calcext:value-type="float">
            <text:p>72.22</text:p>
          </table:table-cell>
          <table:table-cell table:formula="of:=RAND()" office:value-type="float" office:value="0.454664987450466" calcext:value-type="float">
            <text:p>0.454664987450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RAND()" office:value-type="float" office:value="0.815755640254582" calcext:value-type="float">
            <text:p>0.815755640254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935424712769772" calcext:value-type="float">
            <text:p>0.935424712769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0806421396554244" calcext:value-type="float">
            <text:p>0.080642139655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.89" calcext:value-type="float">
            <text:p>57.89</text:p>
          </table:table-cell>
          <table:table-cell table:formula="of:=RAND()" office:value-type="float" office:value="0.417845122301612" calcext:value-type="float">
            <text:p>0.417845122301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456407141017674" calcext:value-type="float">
            <text:p>0.456407141017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926693700424342" calcext:value-type="float">
            <text:p>0.926693700424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RAND()" office:value-type="float" office:value="0.502359493387863" calcext:value-type="float">
            <text:p>0.502359493387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AND()" office:value-type="float" office:value="0.69657346488581" calcext:value-type="float">
            <text:p>0.696573464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578713574311126" calcext:value-type="float">
            <text:p>0.5787135743111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608074307065502" calcext:value-type="float">
            <text:p>0.608074307065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845101895896958" calcext:value-type="float">
            <text:p>0.845101895896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641649860039091" calcext:value-type="float">
            <text:p>0.641649860039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6.92" calcext:value-type="float">
            <text:p>76.92</text:p>
          </table:table-cell>
          <table:table-cell table:formula="of:=RAND()" office:value-type="float" office:value="0.227381524433315" calcext:value-type="float">
            <text:p>0.227381524433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84069395411664" calcext:value-type="float">
            <text:p>0.484069395411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365028259172491" calcext:value-type="float">
            <text:p>0.3650282591724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904620744374679" calcext:value-type="float">
            <text:p>0.904620744374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454409554247399" calcext:value-type="float">
            <text:p>0.454409554247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71" calcext:value-type="float">
            <text:p>64.71</text:p>
          </table:table-cell>
          <table:table-cell table:formula="of:=RAND()" office:value-type="float" office:value="0.818610309084286" calcext:value-type="float">
            <text:p>0.81861030908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754177023632113" calcext:value-type="float">
            <text:p>0.754177023632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306593786724355" calcext:value-type="float">
            <text:p>0.306593786724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484198248874252" calcext:value-type="float">
            <text:p>0.484198248874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900003247105256" calcext:value-type="float">
            <text:p>0.900003247105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372095592630884" calcext:value-type="float">
            <text:p>0.372095592630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845978704692303" calcext:value-type="float">
            <text:p>0.845978704692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.78" calcext:value-type="float">
            <text:p>77.78</text:p>
          </table:table-cell>
          <table:table-cell table:formula="of:=RAND()" office:value-type="float" office:value="0.680407992721606" calcext:value-type="float">
            <text:p>0.680407992721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488114806107203" calcext:value-type="float">
            <text:p>0.488114806107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97409556768325" calcext:value-type="float">
            <text:p>0.497409556768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215235469607074" calcext:value-type="float">
            <text:p>0.215235469607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50903426884756" calcext:value-type="float">
            <text:p>0.50903426884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520082212706246" calcext:value-type="float">
            <text:p>0.520082212706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AND()" office:value-type="float" office:value="0.951459793435678" calcext:value-type="float">
            <text:p>0.95145979343567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384828112533854" calcext:value-type="float">
            <text:p>0.384828112533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33675740131254" calcext:value-type="float">
            <text:p>0.833675740131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333629648763092" calcext:value-type="float">
            <text:p>0.3336296487630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75" calcext:value-type="float">
            <text:p>68.75</text:p>
          </table:table-cell>
          <table:table-cell table:formula="of:=RAND()" office:value-type="float" office:value="0.392937021823222" calcext:value-type="float">
            <text:p>0.392937021823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564580633760547" calcext:value-type="float">
            <text:p>0.564580633760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715010714326082" calcext:value-type="float">
            <text:p>0.715010714326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7.06" calcext:value-type="float">
            <text:p>47.06</text:p>
          </table:table-cell>
          <table:table-cell table:formula="of:=RAND()" office:value-type="float" office:value="0.00781170468167507" calcext:value-type="float">
            <text:p>0.0078117046816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598751799096097" calcext:value-type="float">
            <text:p>0.598751799096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71" calcext:value-type="float">
            <text:p>64.71</text:p>
          </table:table-cell>
          <table:table-cell table:formula="of:=RAND()" office:value-type="float" office:value="0.0682313086931963" calcext:value-type="float">
            <text:p>0.068231308693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5.56" calcext:value-type="float">
            <text:p>55.56</text:p>
          </table:table-cell>
          <table:table-cell table:formula="of:=RAND()" office:value-type="float" office:value="0.62680608191392" calcext:value-type="float">
            <text:p>0.62680608191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237798310400093" calcext:value-type="float">
            <text:p>0.237798310400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185063589963532" calcext:value-type="float">
            <text:p>0.185063589963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67" calcext:value-type="float">
            <text:p>91.67</text:p>
          </table:table-cell>
          <table:table-cell table:formula="of:=RAND()" office:value-type="float" office:value="0.359484510397651" calcext:value-type="float">
            <text:p>0.359484510397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975020391748043" calcext:value-type="float">
            <text:p>0.975020391748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78" calcext:value-type="float">
            <text:p>27.78</text:p>
          </table:table-cell>
          <table:table-cell table:formula="of:=RAND()" office:value-type="float" office:value="0.980166606703202" calcext:value-type="float">
            <text:p>0.980166606703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formula="of:=RAND()" office:value-type="float" office:value="0.140743126583193" calcext:value-type="float">
            <text:p>0.14074312658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11" calcext:value-type="float">
            <text:p>61.11</text:p>
          </table:table-cell>
          <table:table-cell table:formula="of:=RAND()" office:value-type="float" office:value="0.087533207439016" calcext:value-type="float">
            <text:p>0.087533207439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17345903894829" calcext:value-type="float">
            <text:p>0.117345903894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16853811124445" calcext:value-type="float">
            <text:p>0.16853811124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table:formula="of:=RAND()" office:value-type="float" office:value="0.582102698531462" calcext:value-type="float">
            <text:p>0.582102698531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table:formula="of:=RAND()" office:value-type="float" office:value="0.410803256594835" calcext:value-type="float">
            <text:p>0.410803256594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603009181564554" calcext:value-type="float">
            <text:p>0.603009181564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246870456353718" calcext:value-type="float">
            <text:p>0.246870456353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889562986781091" calcext:value-type="float">
            <text:p>0.889562986781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7.89" calcext:value-type="float">
            <text:p>57.89</text:p>
          </table:table-cell>
          <table:table-cell table:formula="of:=RAND()" office:value-type="float" office:value="0.298294154782078" calcext:value-type="float">
            <text:p>0.298294154782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0559491744327034" calcext:value-type="float">
            <text:p>0.055949174432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71790231267478" calcext:value-type="float">
            <text:p>0.171790231267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2.22" calcext:value-type="float">
            <text:p>72.22</text:p>
          </table:table-cell>
          <table:table-cell table:formula="of:=RAND()" office:value-type="float" office:value="0.515243929194184" calcext:value-type="float">
            <text:p>0.515243929194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71" calcext:value-type="float">
            <text:p>64.71</text:p>
          </table:table-cell>
          <table:table-cell table:formula="of:=RAND()" office:value-type="float" office:value="0.265873506983115" calcext:value-type="float">
            <text:p>0.265873506983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297421175224861" calcext:value-type="float">
            <text:p>0.297421175224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9.41" calcext:value-type="float">
            <text:p>29.41</text:p>
          </table:table-cell>
          <table:table-cell table:formula="of:=RAND()" office:value-type="float" office:value="0.586891492998472" calcext:value-type="float">
            <text:p>0.58689149299847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163222843876855" calcext:value-type="float">
            <text:p>0.163222843876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85454622847754" calcext:value-type="float">
            <text:p>0.785454622847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318052482431198" calcext:value-type="float">
            <text:p>0.318052482431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469199234233331" calcext:value-type="float">
            <text:p>0.469199234233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702887715799806" calcext:value-type="float">
            <text:p>0.702887715799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860038280826029" calcext:value-type="float">
            <text:p>0.860038280826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385269156222321" calcext:value-type="float">
            <text:p>0.385269156222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619441630687285" calcext:value-type="float">
            <text:p>0.6194416306872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formula="of:=RAND()" office:value-type="float" office:value="0.542782935813491" calcext:value-type="float">
            <text:p>0.5427829358134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04036959388626" calcext:value-type="float">
            <text:p>0.804036959388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133395949957639" calcext:value-type="float">
            <text:p>0.133395949957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2.22" calcext:value-type="float">
            <text:p>72.22</text:p>
          </table:table-cell>
          <table:table-cell table:formula="of:=RAND()" office:value-type="float" office:value="0.788613419546206" calcext:value-type="float">
            <text:p>0.788613419546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477028852433062" calcext:value-type="float">
            <text:p>0.477028852433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6.47" calcext:value-type="float">
            <text:p>76.47</text:p>
          </table:table-cell>
          <table:table-cell table:formula="of:=RAND()" office:value-type="float" office:value="0.335358537543629" calcext:value-type="float">
            <text:p>0.335358537543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0510746375937461" calcext:value-type="float">
            <text:p>0.051074637593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667196265371762" calcext:value-type="float">
            <text:p>0.667196265371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621064517946279" calcext:value-type="float">
            <text:p>0.6210645179462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RAND()" office:value-type="float" office:value="0.209323970396019" calcext:value-type="float">
            <text:p>0.209323970396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4.21" calcext:value-type="float">
            <text:p>84.21</text:p>
          </table:table-cell>
          <table:table-cell table:formula="of:=RAND()" office:value-type="float" office:value="0.170418994247348" calcext:value-type="float">
            <text:p>0.170418994247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AND()" office:value-type="float" office:value="0.653312476257049" calcext:value-type="float">
            <text:p>0.653312476257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496305652195646" calcext:value-type="float">
            <text:p>0.496305652195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94" calcext:value-type="float">
            <text:p>52.94</text:p>
          </table:table-cell>
          <table:table-cell table:formula="of:=RAND()" office:value-type="float" office:value="0.0345209715790428" calcext:value-type="float">
            <text:p>0.034520971579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0775745381387834" calcext:value-type="float">
            <text:p>0.077574538138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9.41" calcext:value-type="float">
            <text:p>29.41</text:p>
          </table:table-cell>
          <table:table-cell table:formula="of:=RAND()" office:value-type="float" office:value="0.756936730173098" calcext:value-type="float">
            <text:p>0.756936730173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99440353672745" calcext:value-type="float">
            <text:p>0.5994403536727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266219570557602" calcext:value-type="float">
            <text:p>0.266219570557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689255754841434" calcext:value-type="float">
            <text:p>0.689255754841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543196571482253" calcext:value-type="float">
            <text:p>0.543196571482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127917479127358" calcext:value-type="float">
            <text:p>0.127917479127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formula="of:=RAND()" office:value-type="float" office:value="0.324742659634657" calcext:value-type="float">
            <text:p>0.32474265963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721834748542779" calcext:value-type="float">
            <text:p>0.721834748542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41779904473077" calcext:value-type="float">
            <text:p>0.41779904473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39158454167592" calcext:value-type="float">
            <text:p>0.839158454167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898570552780187" calcext:value-type="float">
            <text:p>0.898570552780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77753730000816" calcext:value-type="float">
            <text:p>0.777753730000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71" calcext:value-type="float">
            <text:p>85.71</text:p>
          </table:table-cell>
          <table:table-cell table:formula="of:=RAND()" office:value-type="float" office:value="0.584677615359193" calcext:value-type="float">
            <text:p>0.584677615359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RAND()" office:value-type="float" office:value="0.823944498865005" calcext:value-type="float">
            <text:p>0.823944498865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723694001916244" calcext:value-type="float">
            <text:p>0.723694001916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230897292526174" calcext:value-type="float">
            <text:p>0.230897292526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559424389481853" calcext:value-type="float">
            <text:p>0.559424389481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0732035309189201" calcext:value-type="float">
            <text:p>0.07320353091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table:formula="of:=RAND()" office:value-type="float" office:value="0.226308951345985" calcext:value-type="float">
            <text:p>0.226308951345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328884308788734" calcext:value-type="float">
            <text:p>0.328884308788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table:formula="of:=RAND()" office:value-type="float" office:value="0.308517858924024" calcext:value-type="float">
            <text:p>0.308517858924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335256881774545" calcext:value-type="float">
            <text:p>0.335256881774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75" calcext:value-type="float">
            <text:p>43.75</text:p>
          </table:table-cell>
          <table:table-cell table:formula="of:=RAND()" office:value-type="float" office:value="0.112528577710641" calcext:value-type="float">
            <text:p>0.112528577710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475019670427381" calcext:value-type="float">
            <text:p>0.475019670427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2.31" calcext:value-type="float">
            <text:p>92.31</text:p>
          </table:table-cell>
          <table:table-cell table:formula="of:=RAND()" office:value-type="float" office:value="0.190478580515814" calcext:value-type="float">
            <text:p>0.1904785805158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32421204631731" calcext:value-type="float">
            <text:p>0.32421204631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42" calcext:value-type="float">
            <text:p>68.42</text:p>
          </table:table-cell>
          <table:table-cell table:formula="of:=RAND()" office:value-type="float" office:value="0.300143317079189" calcext:value-type="float">
            <text:p>0.300143317079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145103731357241" calcext:value-type="float">
            <text:p>0.145103731357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482129642621435" calcext:value-type="float">
            <text:p>0.4821296426214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86" calcext:value-type="float">
            <text:p>92.86</text:p>
          </table:table-cell>
          <table:table-cell table:formula="of:=RAND()" office:value-type="float" office:value="0.63884489943893" calcext:value-type="float">
            <text:p>0.63884489943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formula="of:=RAND()" office:value-type="float" office:value="0.145858782450367" calcext:value-type="float">
            <text:p>0.145858782450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631477967823989" calcext:value-type="float">
            <text:p>0.631477967823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71701646604241" calcext:value-type="float">
            <text:p>0.71701646604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table:formula="of:=RAND()" office:value-type="float" office:value="0.763144161651015" calcext:value-type="float">
            <text:p>0.763144161651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1.43" calcext:value-type="float">
            <text:p>71.43</text:p>
          </table:table-cell>
          <table:table-cell table:formula="of:=RAND()" office:value-type="float" office:value="0.653682668546569" calcext:value-type="float">
            <text:p>0.653682668546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4.44" calcext:value-type="float">
            <text:p>44.44</text:p>
          </table:table-cell>
          <table:table-cell table:formula="of:=RAND()" office:value-type="float" office:value="0.786396719960071" calcext:value-type="float">
            <text:p>0.786396719960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.47" calcext:value-type="float">
            <text:p>89.47</text:p>
          </table:table-cell>
          <table:table-cell table:formula="of:=RAND()" office:value-type="float" office:value="0.03944095582518" calcext:value-type="float">
            <text:p>0.03944095582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431711010493668" calcext:value-type="float">
            <text:p>0.431711010493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632540589454605" calcext:value-type="float">
            <text:p>0.632540589454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399868425728621" calcext:value-type="float">
            <text:p>0.3998684257286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0394239741344177" calcext:value-type="float">
            <text:p>0.039423974134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78" calcext:value-type="float">
            <text:p>27.78</text:p>
          </table:table-cell>
          <table:table-cell table:formula="of:=RAND()" office:value-type="float" office:value="0.64286660046153" calcext:value-type="float">
            <text:p>0.64286660046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589346144977355" calcext:value-type="float">
            <text:p>0.589346144977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04394498022496" calcext:value-type="float">
            <text:p>0.704394498022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823032718580763" calcext:value-type="float">
            <text:p>0.823032718580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624783212834531" calcext:value-type="float">
            <text:p>0.624783212834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440611124398911" calcext:value-type="float">
            <text:p>0.440611124398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0823133566740975" calcext:value-type="float">
            <text:p>0.082313356674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43" calcext:value-type="float">
            <text:p>71.43</text:p>
          </table:table-cell>
          <table:table-cell table:formula="of:=RAND()" office:value-type="float" office:value="0.12069869111921" calcext:value-type="float">
            <text:p>0.12069869111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.67" calcext:value-type="float">
            <text:p>26.67</text:p>
          </table:table-cell>
          <table:table-cell table:formula="of:=RAND()" office:value-type="float" office:value="0.137320518799367" calcext:value-type="float">
            <text:p>0.137320518799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129087767913513" calcext:value-type="float">
            <text:p>0.129087767913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1.43" calcext:value-type="float">
            <text:p>71.43</text:p>
          </table:table-cell>
          <table:table-cell table:formula="of:=RAND()" office:value-type="float" office:value="0.550217988051746" calcext:value-type="float">
            <text:p>0.550217988051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499706352089739" calcext:value-type="float">
            <text:p>0.499706352089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58" calcext:value-type="float">
            <text:p>31.58</text:p>
          </table:table-cell>
          <table:table-cell table:formula="of:=RAND()" office:value-type="float" office:value="0.582553099351088" calcext:value-type="float">
            <text:p>0.582553099351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23546080898352" calcext:value-type="float">
            <text:p>0.723546080898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table:formula="of:=RAND()" office:value-type="float" office:value="0.218251853721057" calcext:value-type="float">
            <text:p>0.218251853721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table:formula="of:=RAND()" office:value-type="float" office:value="0.730383664034283" calcext:value-type="float">
            <text:p>0.730383664034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676277065227675" calcext:value-type="float">
            <text:p>0.676277065227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71" calcext:value-type="float">
            <text:p>85.71</text:p>
          </table:table-cell>
          <table:table-cell table:formula="of:=RAND()" office:value-type="float" office:value="0.996022973591128" calcext:value-type="float">
            <text:p>0.996022973591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.75" calcext:value-type="float">
            <text:p>68.75</text:p>
          </table:table-cell>
          <table:table-cell table:formula="of:=RAND()" office:value-type="float" office:value="0.998383939187128" calcext:value-type="float">
            <text:p>0.99838393918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AND()" office:value-type="float" office:value="0.421867377358766" calcext:value-type="float">
            <text:p>0.42186737735876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562407046950066" calcext:value-type="float">
            <text:p>0.562407046950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63514208930402" calcext:value-type="float">
            <text:p>0.163514208930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274071940284317" calcext:value-type="float">
            <text:p>0.2740719402843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table:formula="of:=RAND()" office:value-type="float" office:value="0.0706108314151495" calcext:value-type="float">
            <text:p>0.07061083141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42" calcext:value-type="float">
            <text:p>68.42</text:p>
          </table:table-cell>
          <table:table-cell table:formula="of:=RAND()" office:value-type="float" office:value="0.300955020629057" calcext:value-type="float">
            <text:p>0.300955020629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928093448231153" calcext:value-type="float">
            <text:p>0.928093448231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75" calcext:value-type="float">
            <text:p>68.75</text:p>
          </table:table-cell>
          <table:table-cell table:formula="of:=RAND()" office:value-type="float" office:value="0.639530981877749" calcext:value-type="float">
            <text:p>0.6395309818777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RAND()" office:value-type="float" office:value="0.826595488189497" calcext:value-type="float">
            <text:p>0.826595488189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AND()" office:value-type="float" office:value="0.216448094979828" calcext:value-type="float">
            <text:p>0.216448094979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50601702875766" calcext:value-type="float">
            <text:p>0.1506017028757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59111854296252" calcext:value-type="float">
            <text:p>0.859111854296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00276385111835" calcext:value-type="float">
            <text:p>0.700276385111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RAND()" office:value-type="float" office:value="0.249841345101212" calcext:value-type="float">
            <text:p>0.249841345101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52905434031686" calcext:value-type="float">
            <text:p>0.52905434031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14870233381837" calcext:value-type="float">
            <text:p>0.714870233381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5.29" calcext:value-type="float">
            <text:p>35.29</text:p>
          </table:table-cell>
          <table:table-cell table:formula="of:=RAND()" office:value-type="float" office:value="0.875723184903078" calcext:value-type="float">
            <text:p>0.875723184903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882845172510599" calcext:value-type="float">
            <text:p>0.882845172510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523008691076797" calcext:value-type="float">
            <text:p>0.523008691076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40694762849531" calcext:value-type="float">
            <text:p>0.540694762849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659908479716247" calcext:value-type="float">
            <text:p>0.659908479716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482556152954127" calcext:value-type="float">
            <text:p>0.482556152954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2.94" calcext:value-type="float">
            <text:p>52.94</text:p>
          </table:table-cell>
          <table:table-cell table:formula="of:=RAND()" office:value-type="float" office:value="0.077942745305864" calcext:value-type="float">
            <text:p>0.077942745305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6.25" calcext:value-type="float">
            <text:p>56.25</text:p>
          </table:table-cell>
          <table:table-cell table:formula="of:=RAND()" office:value-type="float" office:value="0.843782148729482" calcext:value-type="float">
            <text:p>0.843782148729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593279784186286" calcext:value-type="float">
            <text:p>0.593279784186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63030134045996" calcext:value-type="float">
            <text:p>0.163030134045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.89" calcext:value-type="float">
            <text:p>88.89</text:p>
          </table:table-cell>
          <table:table-cell table:formula="of:=RAND()" office:value-type="float" office:value="0.0000111379691048901" calcext:value-type="float">
            <text:p>1.1137969104890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68072950805083" calcext:value-type="float">
            <text:p>0.168072950805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1.82" calcext:value-type="float">
            <text:p>81.82</text:p>
          </table:table-cell>
          <table:table-cell table:formula="of:=RAND()" office:value-type="float" office:value="0.458530861718505" calcext:value-type="float">
            <text:p>0.458530861718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3.33" calcext:value-type="float">
            <text:p>73.33</text:p>
          </table:table-cell>
          <table:table-cell table:formula="of:=RAND()" office:value-type="float" office:value="0.914580099163505" calcext:value-type="float">
            <text:p>0.914580099163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18845865671646" calcext:value-type="float">
            <text:p>0.18845865671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4" calcext:value-type="float">
            <text:p>94.74</text:p>
          </table:table-cell>
          <table:table-cell table:formula="of:=RAND()" office:value-type="float" office:value="0.100317524054156" calcext:value-type="float">
            <text:p>0.100317524054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2.22" calcext:value-type="float">
            <text:p>72.22</text:p>
          </table:table-cell>
          <table:table-cell table:formula="of:=RAND()" office:value-type="float" office:value="0.253036347407315" calcext:value-type="float">
            <text:p>0.253036347407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291515400462099" calcext:value-type="float">
            <text:p>0.291515400462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4.44" calcext:value-type="float">
            <text:p>44.44</text:p>
          </table:table-cell>
          <table:table-cell table:formula="of:=RAND()" office:value-type="float" office:value="0.379850363161171" calcext:value-type="float">
            <text:p>0.379850363161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71" calcext:value-type="float">
            <text:p>64.71</text:p>
          </table:table-cell>
          <table:table-cell table:formula="of:=RAND()" office:value-type="float" office:value="0.884413043984375" calcext:value-type="float">
            <text:p>0.884413043984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669222786245838" calcext:value-type="float">
            <text:p>0.6692227862458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98206389787094" calcext:value-type="float">
            <text:p>0.98206389787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971752491251222" calcext:value-type="float">
            <text:p>0.971752491251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47" calcext:value-type="float">
            <text:p>89.47</text:p>
          </table:table-cell>
          <table:table-cell table:formula="of:=RAND()" office:value-type="float" office:value="0.946339543229605" calcext:value-type="float">
            <text:p>0.946339543229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053473763224716" calcext:value-type="float">
            <text:p>0.053473763224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39236822839386" calcext:value-type="float">
            <text:p>0.539236822839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table:formula="of:=RAND()" office:value-type="float" office:value="0.645497536439549" calcext:value-type="float">
            <text:p>0.645497536439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table:formula="of:=RAND()" office:value-type="float" office:value="0.358970371645966" calcext:value-type="float">
            <text:p>0.358970371645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AND()" office:value-type="float" office:value="0.0442241201840587" calcext:value-type="float">
            <text:p>0.044224120184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0667530776420674" calcext:value-type="float">
            <text:p>0.066753077642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9.23" calcext:value-type="float">
            <text:p>69.23</text:p>
          </table:table-cell>
          <table:table-cell table:formula="of:=RAND()" office:value-type="float" office:value="0.893116309596006" calcext:value-type="float">
            <text:p>0.893116309596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table:formula="of:=RAND()" office:value-type="float" office:value="0.0205336843935656" calcext:value-type="float">
            <text:p>0.020533684393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formula="of:=RAND()" office:value-type="float" office:value="0.862594204319899" calcext:value-type="float">
            <text:p>0.862594204319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formula="of:=RAND()" office:value-type="float" office:value="0.62211174195772" calcext:value-type="float">
            <text:p>0.62211174195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formula="of:=RAND()" office:value-type="float" office:value="0.320349645855184" calcext:value-type="float">
            <text:p>0.320349645855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80422071114945" calcext:value-type="float">
            <text:p>0.80422071114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514286960992908" calcext:value-type="float">
            <text:p>0.514286960992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531780480100338" calcext:value-type="float">
            <text:p>0.531780480100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09307262693317" calcext:value-type="float">
            <text:p>0.509307262693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20166568021859" calcext:value-type="float">
            <text:p>0.20166568021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RAND()" office:value-type="float" office:value="0.268399382489456" calcext:value-type="float">
            <text:p>0.268399382489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462361965579893" calcext:value-type="float">
            <text:p>0.462361965579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407253844896116" calcext:value-type="float">
            <text:p>0.407253844896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4.21" calcext:value-type="float">
            <text:p>84.21</text:p>
          </table:table-cell>
          <table:table-cell table:formula="of:=RAND()" office:value-type="float" office:value="0.956391711704065" calcext:value-type="float">
            <text:p>0.956391711704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.57" calcext:value-type="float">
            <text:p>78.57</text:p>
          </table:table-cell>
          <table:table-cell table:formula="of:=RAND()" office:value-type="float" office:value="0.974771723647359" calcext:value-type="float">
            <text:p>0.974771723647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1.11" calcext:value-type="float">
            <text:p>61.11</text:p>
          </table:table-cell>
          <table:table-cell table:formula="of:=RAND()" office:value-type="float" office:value="0.221160228527872" calcext:value-type="float">
            <text:p>0.221160228527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table:formula="of:=RAND()" office:value-type="float" office:value="0.51015785930277" calcext:value-type="float">
            <text:p>0.51015785930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7.78" calcext:value-type="float">
            <text:p>77.78</text:p>
          </table:table-cell>
          <table:table-cell table:formula="of:=RAND()" office:value-type="float" office:value="0.0206817883634475" calcext:value-type="float">
            <text:p>0.020681788363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328449331216759" calcext:value-type="float">
            <text:p>0.328449331216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0165953527673063" calcext:value-type="float">
            <text:p>0.016595352767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4.12" calcext:value-type="float">
            <text:p>94.12</text:p>
          </table:table-cell>
          <table:table-cell table:formula="of:=RAND()" office:value-type="float" office:value="0.907514038525868" calcext:value-type="float">
            <text:p>0.907514038525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108390824664236" calcext:value-type="float">
            <text:p>0.108390824664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105182100340354" calcext:value-type="float">
            <text:p>0.10518210034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474824108776433" calcext:value-type="float">
            <text:p>0.474824108776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formula="of:=RAND()" office:value-type="float" office:value="0.792059942750443" calcext:value-type="float">
            <text:p>0.792059942750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3" calcext:value-type="float">
            <text:p>93.33</text:p>
          </table:table-cell>
          <table:table-cell table:formula="of:=RAND()" office:value-type="float" office:value="0.684731508006861" calcext:value-type="float">
            <text:p>0.684731508006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7.78" calcext:value-type="float">
            <text:p>77.78</text:p>
          </table:table-cell>
          <table:table-cell table:formula="of:=RAND()" office:value-type="float" office:value="0.567292365024865" calcext:value-type="float">
            <text:p>0.567292365024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21" calcext:value-type="float">
            <text:p>84.21</text:p>
          </table:table-cell>
          <table:table-cell table:formula="of:=RAND()" office:value-type="float" office:value="0.543407400635783" calcext:value-type="float">
            <text:p>0.543407400635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3.68" calcext:value-type="float">
            <text:p>73.68</text:p>
          </table:table-cell>
          <table:table-cell table:formula="of:=RAND()" office:value-type="float" office:value="0.973727915147543" calcext:value-type="float">
            <text:p>0.973727915147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table:formula="of:=RAND()" office:value-type="float" office:value="0.528987554987591" calcext:value-type="float">
            <text:p>0.528987554987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840514119605743" calcext:value-type="float">
            <text:p>0.8405141196057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3.75" calcext:value-type="float">
            <text:p>43.75</text:p>
          </table:table-cell>
          <table:table-cell table:formula="of:=RAND()" office:value-type="float" office:value="0.596312896911763" calcext:value-type="float">
            <text:p>0.596312896911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RAND()" office:value-type="float" office:value="0.222308689101567" calcext:value-type="float">
            <text:p>0.222308689101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7.78" calcext:value-type="float">
            <text:p>27.78</text:p>
          </table:table-cell>
          <table:table-cell table:formula="of:=RAND()" office:value-type="float" office:value="0.971559556843499" calcext:value-type="float">
            <text:p>0.971559556843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3.33" calcext:value-type="float">
            <text:p>73.33</text:p>
          </table:table-cell>
          <table:table-cell table:formula="of:=RAND()" office:value-type="float" office:value="0.817475979952422" calcext:value-type="float">
            <text:p>0.817475979952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86" calcext:value-type="float">
            <text:p>92.86</text:p>
          </table:table-cell>
          <table:table-cell table:formula="of:=RAND()" office:value-type="float" office:value="0.614079264893834" calcext:value-type="float">
            <text:p>0.614079264893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82463613967794" calcext:value-type="float">
            <text:p>0.782463613967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639444189809703" calcext:value-type="float">
            <text:p>0.639444189809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.63" calcext:value-type="float">
            <text:p>52.63</text:p>
          </table:table-cell>
          <table:table-cell table:formula="of:=RAND()" office:value-type="float" office:value="0.234468960685036" calcext:value-type="float">
            <text:p>0.234468960685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.56" calcext:value-type="float">
            <text:p>55.56</text:p>
          </table:table-cell>
          <table:table-cell table:formula="of:=RAND()" office:value-type="float" office:value="0.336264673581026" calcext:value-type="float">
            <text:p>0.336264673581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formula="of:=RAND()" office:value-type="float" office:value="0.186609355498376" calcext:value-type="float">
            <text:p>0.186609355498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.06" calcext:value-type="float">
            <text:p>47.06</text:p>
          </table:table-cell>
          <table:table-cell table:formula="of:=RAND()" office:value-type="float" office:value="0.761806211412314" calcext:value-type="float">
            <text:p>0.761806211412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71" calcext:value-type="float">
            <text:p>85.71</text:p>
          </table:table-cell>
          <table:table-cell table:formula="of:=RAND()" office:value-type="float" office:value="0.376567178483877" calcext:value-type="float">
            <text:p>0.376567178483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93302388332067" calcext:value-type="float">
            <text:p>0.93302388332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560686999598552" calcext:value-type="float">
            <text:p>0.560686999598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RAND()" office:value-type="float" office:value="0.612827292404054" calcext:value-type="float">
            <text:p>0.612827292404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24" calcext:value-type="float">
            <text:p>88.24</text:p>
          </table:table-cell>
          <table:table-cell table:formula="of:=RAND()" office:value-type="float" office:value="0.564553680905214" calcext:value-type="float">
            <text:p>0.5645536809052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RAND()" office:value-type="float" office:value="0.11820399239022" calcext:value-type="float">
            <text:p>0.11820399239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table:formula="of:=RAND()" office:value-type="float" office:value="0.393686074309838" calcext:value-type="float">
            <text:p>0.393686074309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278849669935211" calcext:value-type="float">
            <text:p>0.278849669935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087299603557562" calcext:value-type="float">
            <text:p>0.0872996035575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.57" calcext:value-type="float">
            <text:p>28.57</text:p>
          </table:table-cell>
          <table:table-cell table:formula="of:=RAND()" office:value-type="float" office:value="0.394551448904095" calcext:value-type="float">
            <text:p>0.394551448904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table:formula="of:=RAND()" office:value-type="float" office:value="0.267434205100408" calcext:value-type="float">
            <text:p>0.267434205100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0484072099363408" calcext:value-type="float">
            <text:p>0.048407209936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.29" calcext:value-type="float">
            <text:p>64.29</text:p>
          </table:table-cell>
          <table:table-cell table:formula="of:=RAND()" office:value-type="float" office:value="0.281053132644745" calcext:value-type="float">
            <text:p>0.281053132644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.29" calcext:value-type="float">
            <text:p>64.29</text:p>
          </table:table-cell>
          <table:table-cell table:formula="of:=RAND()" office:value-type="float" office:value="0.930016670290215" calcext:value-type="float">
            <text:p>0.930016670290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1.25" calcext:value-type="float">
            <text:p>81.25</text:p>
          </table:table-cell>
          <table:table-cell table:formula="of:=RAND()" office:value-type="float" office:value="0.837593993367762" calcext:value-type="float">
            <text:p>0.837593993367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  <table:table-cell table:formula="of:=RAND()" office:value-type="float" office:value="0.690639375502454" calcext:value-type="float">
            <text:p>0.6906393755024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75" calcext:value-type="float">
            <text:p>93.75</text:p>
          </table:table-cell>
          <table:table-cell table:formula="of:=RAND()" office:value-type="float" office:value="0.427984651340181" calcext:value-type="float">
            <text:p>0.427984651340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716329105040773" calcext:value-type="float">
            <text:p>0.716329105040773</text:p>
          </table:table-cell>
        </table:table-row>
      </table:table>
      <table:named-expressions/>
      <table:database-ranges>
        <table:database-range table:name="__Anonymous_Sheet_DB__0" table:target-range-address="Sheet1.A1:Sheet1.O393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2:39:06.832330000</meta:creation-date>
    <dc:date>2017-09-21T12:36:26.454857000</dc:date>
    <meta:editing-duration>PT13H38M42S</meta:editing-duration>
    <meta:editing-cycles>1</meta:editing-cycles>
    <meta:document-statistic meta:table-count="1" meta:cell-count="5895" meta:object-count="0"/>
    <meta:generator>LibreOffice/5.4.1.2$MacOSX_X86_64 LibreOffice_project/ea7cb86e6eeb2bf3a5af73a8f7777ac570321527</meta:generator>
  </office:meta>
</office:document-meta>
</file>